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aan</text:p>
      <text:p text:style-name="P1"/>
      <text:p text:style-name="P2">Outcome of Document</text:p>
      <text:p text:style-name="P2"/>
      <text:p text:style-name="P3">Notably from success of the past, Main Room will invent and the actors present will discuss. <text:s/>Subjects can vary greatly, I hear.</text:p>
      <text:p text:style-name="P3"/>
      <text:p text:style-name="P2">Roll Call:</text:p>
      <text:p text:style-name="P2"/>
      <text:p text:style-name="P4">Main Room: We have word that people are moving in from Pakistan to the US and are extracting knowledge on targets. <text:s/>Let's get this done.</text:p>
      <text:p text:style-name="P3"/>
      <text:p text:style-name="P5">Targets: We stand to serve the US here, know it well and plain about that.</text:p>
      <text:p text:style-name="P3"/>
      <text:p text:style-name="P6">Book-keeping: We're in, let us know what to do over.</text:p>
      <text:p text:style-name="P3"/>
      <text:p text:style-name="P7">Matt: Yes, if everyone could say over or end after their entry that would help. <text:s/>I'm ready to do my part!</text:p>
      <text:p text:style-name="P3"/>
      <text:p text:style-name="P8">Djinn: We offer our wording LOUD and CLEAR for all to hear!</text:p>
      <text:p text:style-name="P8"/>
      <text:p text:style-name="P9">Ok, good, let's begi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1</text:p>
      <text:p text:style-name="P10"/>
      <text:p text:style-name="P4">Main Room: We have word packages from the insert in volume 6 of our take would indicate that bombings were to take place today. <text:s/>Identify the packages. <text:s/>Give it 10 minutes.</text:p>
      <text:p text:style-name="P3"/>
      <text:p text:style-name="P5">Targets: Targets says there are three packages leaving the airport now, one headed to Mulley St., the others not sure.</text:p>
      <text:p text:style-name="P3"/>
      <text:p text:style-name="P6">Book-keeping: We target one of the packages today, note it is a special device we have never heard about called a Boheemik device.</text:p>
      <text:p text:style-name="P3"/>
      <text:p text:style-name="P7">Matt: That device is used to measure temporal constants in a vacuum, but would work outside to detect the influence the universe is having on people. <text:s/>They gather intelligence to persuade.</text:p>
      <text:p text:style-name="P3"/>
      <text:p text:style-name="P8">Djinn: We offer that, and one more thing. <text:s/>The target carrying the Bohemic device, as it's spelled, is known for it's use in subversion, and he will use it to imply that supernatural forces are happening, and HIS target should listen to it.</text:p>
      <text:p text:style-name="P8"/>
      <text:p text:style-name="P9">One wonders if this is going to become more widespread. <text:s/>Let's proceed.</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ntry #2</text:p>
      <text:p text:style-name="P10"/>
      <text:p text:style-name="P4">Main Room: We have word the Bohemic device is going to be used more. <text:s/>Identify it's whereabouts now please. <text:s/>Keep it moving.</text:p>
      <text:p text:style-name="P3"/>
      <text:p text:style-name="P5">Targets: Targets says it's moving from the airport to a destination called La Frontenac Du Chouse, that's how it sounds, not the spelling, sorry.</text:p>
      <text:p text:style-name="P3"/>
      <text:p text:style-name="P6">Book-keeping: We say Bohemic device was taken from a laboratory today and brought to the airport, then taken to that location.</text:p>
      <text:p text:style-name="P3"/>
      <text:p text:style-name="P7">Matt: No futher comment than what was made.</text:p>
      <text:p text:style-name="P3"/>
      <text:p text:style-name="P8">Djinn: We say it is moving from Demont St. now, going westward until it reaches Daven St.</text:p>
      <text:p text:style-name="P8"/>
      <text:p text:style-name="P9">Good stuff, let's keep it movin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3</text:p>
      <text:p text:style-name="P10"/>
      <text:p text:style-name="P4">Main Room: We have word other targets are moving in with efficiency on their pursuit, identify their location. <text:s/>Keep it moving.</text:p>
      <text:p text:style-name="P3"/>
      <text:p text:style-name="P5">Targets: We have one moving from La Fontaine Du Chouse and moving in to a secure position unknown about prior, they have detected our presence there. <text:s/>At the other location, no change, target is en-route to location unknown.</text:p>
      <text:p text:style-name="P3"/>
      <text:p text:style-name="P6">Book-keeping: We follow that with this, that the target is calling someone about trouble in his mind about something, they're secret communications are acting up again.</text:p>
      <text:p text:style-name="P3"/>
      <text:p text:style-name="P7">Matt: He says “They have discovered us, what should I do?” to which the other responds “Maintain composure, they can do nothing to our Empire once we win here.”</text:p>
      <text:p text:style-name="P3"/>
      <text:p text:style-name="P8">Djinn: We offer that, and word the Frontenac Du Cheuse place is forbidden to us over treaty we have with some humans, once they enter we will be unable to report.</text:p>
      <text:p text:style-name="P8"/>
      <text:p text:style-name="P9">I apologize for the lack of clarity on location, sometimes that interference happens. <text:s/>If there are any other inconsistencies, please address them next entry for clarity. <text:s/>Next ent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ntry #4</text:p>
      <text:p text:style-name="P10"/>
      <text:p text:style-name="P4">Main Room: We want info on that phone call. <text:s/>Get me a name on the other end of the line. <text:s/>Keep it moving.</text:p>
      <text:p text:style-name="P3"/>
      <text:p text:style-name="P5">Targets: <text:s/>Targets has Micheal Dublinsky on the other end of the phone, good writing there too.</text:p>
      <text:p text:style-name="P3"/>
      <text:p text:style-name="P6">Book-keeping: Target Michael Dublinsky is on the phone.</text:p>
      <text:p text:style-name="P3"/>
      <text:p text:style-name="P7">Matt: He is with some others who are related to the group you're watching, they anticipate the worst of their ordeal here, in terms of what will happen to us later.</text:p>
      <text:p text:style-name="P3"/>
      <text:p text:style-name="P8">Djinn: Micheal is a friend in some ways, but consider him an enemy because he works with them only. <text:s/>Once out, he will cease to be that enemy to anyone.</text:p>
      <text:p text:style-name="P8"/>
      <text:p text:style-name="P9">Well there's a chance, maybe a flip? <text:s/>Next ent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ntry #5</text:p>
      <text:p text:style-name="P10"/>
      <text:p text:style-name="P4">Main Room: Identify Micheal Dublinsky, tell me what you know in 10 minutes.</text:p>
      <text:p text:style-name="P3"/>
      <text:p text:style-name="P5">Targets: Targets has identifiable information but must assess actor Matt, would he convey his truth on the circumstance he provides us to be here in? <text:s/>What do we know about his involvement here, is it likely to have suspicious things involved?</text:p>
      <text:p text:style-name="P3"/>
      <text:p text:style-name="P6">Book-keeping: We have word and follow that of Room 1, Targets as it's called.</text:p>
      <text:p text:style-name="P3"/>
      <text:p text:style-name="P7">Matt: Right, I'm here on behalf of the Earth in general, know I provide a psychic medium here that we can participate in because of a request from actor unmentioned. <text:s/>I do this often with that actor, and so upon request initiated this document. <text:s/>I will provide information based on my intelligence gathering apparatus but cannot share too much. <text:s/>For example, I identify him in italics for those who are knowledgeable about what italics mean for me in these documents: <text:s/><text:span text:style-name="T2">michael is a good man, dedicated to his cause because of all the things wonderful about him. <text:s/>his skill is excellence, but he does not use it, when you flip him make sure he embraces it for me, it would do him and the world a unique good upon it.</text:span></text:p>
      <text:p text:style-name="P3"/>
      <text:p text:style-name="P8">Djinn: We offer identification on Matt. <text:s/>He is a known Mahdi, and one of the ones who should have been it. <text:s/>He does circumstantial work, in this way and others, know well his good intentions are solid and he works the dark end perfectly, we cannot disagree with his dark notions no matter how hard we try, he is RIGHT! <text:s/>We salute Matt, AROOOO!</text:p>
      <text:p text:style-name="P8"/>
      <text:p text:style-name="P9">I hope that helps. <text:s/>Main Room could pose that question again if they prefer. <text:s/>Next entr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6</text:p>
      <text:p text:style-name="P10"/>
      <text:p text:style-name="P4">Main Room: Main Room says we are that actor, and know him well, do not address him in that way please. <text:s/>More on Micheal, if you would in 10 minutes, or wait.</text:p>
      <text:p text:style-name="P3"/>
      <text:p text:style-name="P5">Targets: Targets has Dublinsky moving well within his limits in Afghanistan, Pakistan, and moreover in other parts of the Middle East. <text:s/>He has travelled as far as India, and went into the Masjid they call it, in North Dubai, where he met with locals and permitted a transfer of secretive things we could not identify at the time.</text:p>
      <text:p text:style-name="P3"/>
      <text:p text:style-name="P6">Book-keeping: Michael Dublinsky, as we have him, went to the liquor store today and bought a bottle he never drinks, that makes us wonder if he's hiding. <text:s/>And know it right he would never drink that scotch, it's disgusting to our knowledge.</text:p>
      <text:p text:style-name="P3"/>
      <text:p text:style-name="P7">Matt: The only other thing I add here is in bold face: <text:span text:style-name="T1">I know sometimes appearances can be deceiving, but trust in yourselves and believe in Michael here, it is AE.</text:span></text:p>
      <text:p text:style-name="P3"/>
      <text:p text:style-name="P8">Djinn: We offer that Micheal lived in North Dubai once long ago, that's how he knows those people. <text:s/>He did live there long, but you were not watching those types of people then, so what little it matters helps alot.</text:p>
      <text:p text:style-name="P8"/>
      <text:p text:style-name="P9">Good stuff, let's move 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7</text:p>
      <text:p text:style-name="P10"/>
      <text:p text:style-name="P4">Main Room: We have him now, let's get something in on this transfer on Fontaine de Cheuse, that's the wording of it Matt. <text:s/>Anything in 5 minutes.</text:p>
      <text:p text:style-name="P3"/>
      <text:p text:style-name="P5">Targets: We have the transfer taking place now, they just went into the building.</text:p>
      <text:p text:style-name="P3"/>
      <text:p text:style-name="P6">Book-keeping: Some of the people monitoring this document just warned their fellows that this transfer could take place wrongly, and to watch out.</text:p>
      <text:p text:style-name="P3"/>
      <text:p text:style-name="P7">Matt: My assumption is, following that warning, that they will leave the information dead in his hands or communicate soon to keep it moving, let's look for that I would guess.</text:p>
      <text:p text:style-name="P3"/>
      <text:p text:style-name="P8">Djinn: We offer that was the best logical assessment, but we see they will keep it moving, even though they are revealed through this document and they know it.</text:p>
      <text:p text:style-name="P8"/>
      <text:p text:style-name="P9">Right, keeping it moving ourselv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8</text:p>
      <text:p text:style-name="P10"/>
      <text:p text:style-name="P4">Main Room: We want that warning from them, give us a wording here from the extractions you can garner, give it 10 minutes.</text:p>
      <text:p text:style-name="P3"/>
      <text:p text:style-name="P5">Targets: There's talk about money transfers happening as a result of politics being in upheaval, like a contract coming to fulfillment. <text:s/>And there is nobody on the wording of the logic between the Djinn and Matt, what is that nonsense about, do we really encounter Djinn here?</text:p>
      <text:p text:style-name="P3"/>
      <text:p text:style-name="P6">Book-keeping: We see them talking, notably about that money transfer and other things. <text:s/>More to the matter we need that clarification as well.</text:p>
      <text:p text:style-name="P3"/>
      <text:p text:style-name="P7">Matt: Right, I allege they are Djinn. <text:s/>I hear you in the same way, would you say that you are fake like them? <text:s/>I would say you are real, and make you way here, in much the same way I hear the Djinn, and they make their way here.</text:p>
      <text:p text:style-name="P3"/>
      <text:p text:style-name="P8">Djinn: We word it that way and more. <text:s/>Know we are real, we see that man understands that not but it is not their fault, just like with Darkness you were born without it, nobody can take that away from you and it is special, but you must know we are real.</text:p>
      <text:p text:style-name="P8"/>
      <text:p text:style-name="P9">I hope that clears it up. <text:s/>For the record, from inside Fontaine:</text:p>
      <text:p text:style-name="P9"/>
      <text:p text:style-name="P9">Person A: We want to address that, at once if you would! <text:s/>No more darkness in mans mind!</text:p>
      <text:p text:style-name="P9"/>
      <text:p text:style-name="P9">Person B: <text:s/>What we allege is that nothing can be done, but certainly we will see our use of the thought control devices and win in our way, them knowing not they are only illusions.</text:p>
      <text:p text:style-name="P9"/>
      <text:p text:style-name="P9">Person A: <text:s/>What if they suspect such a thing over time? <text:s/>Measuring nothing can only bring one thing about that.</text:p>
      <text:p text:style-name="P9"/>
      <text:p text:style-name="P9">Person B: We know our law to be secure, deny this not in yourself. <text:s/>Please, we appear at the do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9</text:p>
      <text:p text:style-name="P10"/>
      <text:p text:style-name="P4">Main Room: On the matter of Fontaine, what's everyone have on that transfer now? <text:s/>Give it 5 minutes.</text:p>
      <text:p text:style-name="P3"/>
      <text:p text:style-name="P5">Targets: Targets has the transfer moving smoothly, to what we know, and that is making way with other targets monitoring the transfer here and there. <text:s/>That's known to them in some way, do we have a leak?</text:p>
      <text:p text:style-name="P3"/>
      <text:p text:style-name="P6">Book-keeping: We witness it, but know nothing of what goes on inside. <text:s/>The car is still remaining outside the building, for whoever to return.</text:p>
      <text:p text:style-name="P3"/>
      <text:p text:style-name="P7">Matt: Though I've put my position in on what's going on inside, I have wording in italic quotations. <text:s/><text:span text:style-name="T2">“I know this is hard to come by so I give it to see these cretins end! <text:s/>There is law concerning his transfer, that one riding still. <text:s/>He knows it, and you should know transfer of goods containing illicit software will be punished if found out about, you could move in and have that.”</text:span></text:p>
      <text:p text:style-name="P3"/>
      <text:p text:style-name="P8">Djinn: We offer that inside Fontaine de Cheuse, we know them to be proceeding well, but cannot report on their doings due to the treaty we have with them there. <text:s/>Do know we will report on everything once they leave.</text:p>
      <text:p text:style-name="P8"/>
      <text:p text:style-name="P9">Ok, proceedin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10</text:p>
      <text:p text:style-name="P10"/>
      <text:p text:style-name="P4">Main Room: What have we got on the travelling one? <text:s/>We're moving in quick here, let's get a report. <text:s/>Know it in 5 minutes.</text:p>
      <text:p text:style-name="P3"/>
      <text:p text:style-name="P5">Targets: We have her moving towards the city known as Place de Souzen, perfect spelling, they're moving towards that place and knowing certainly the package contains goods illegal. <text:s/>In that way they are proceeding at the place to be a bit sneaky, they know it there waiting for her.</text:p>
      <text:p text:style-name="P3"/>
      <text:p text:style-name="P6">Book-keeping: We have her moving Northward.</text:p>
      <text:p text:style-name="P3"/>
      <text:p text:style-name="P7">Matt: She is a bit nervous, sorry there's nothing to follow with here.</text:p>
      <text:p text:style-name="P3"/>
      <text:p text:style-name="P8">Djinn: We offer her wording to be exact, the terminology in the data package will contain malicious content which could contaminate an examining computer. <text:s/>Know that and isolate the goods before observing the package fully. <text:s/>Know it well their tricks know no end, you would need proper authorization to access the package safely.</text:p>
      <text:p text:style-name="P8"/>
      <text:p text:style-name="P9">Good warnings. <text:s/>Let's continue, I do ask that main room give 30 minutes for situation to evolve, and that I might take care of another national security iss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11</text:p>
      <text:p text:style-name="P10"/>
      <text:p text:style-name="P4">Main Room: We have word targets in subpackage A of annex B will confer arguments that they are in league with the devil, know them in 30, as Matt requests.</text:p>
      <text:p text:style-name="P3"/>
      <text:p text:style-name="P5">Targets: Targets says this document we just watched being written is useful in some regards, how does the Dark Orient work? <text:s/>We wanna know Matt, but more on this subject. <text:s/>The targets are moving in still, but they slowed down in response to a threat from China, waiting for them to show up and fight them.</text:p>
      <text:p text:style-name="P3"/>
      <text:p text:style-name="P6">Book-keeping: We see Matt doing his work again, know it well by us that he does that for us, and tries to treat homosexuality the best it can be, desirable if darkly applied but rightly tolerated to a degree.</text:p>
      <text:p text:style-name="P3"/>
      <text:p text:style-name="P7">Matt: Targets are being pursued by religious autocrats poisoning the well of religious thought via a satanic interest to secure their ends with their following, notably those soldiers will fight the Dark Orient as predicted. <text:s/>See the use of the Dark Orient in this way, in this way they smash those who pursue wrongful dark interests, like that of Iran. <text:s/>Know it well and plain, that army will be defeated by the greater might, and China itself seems to like this new concept so they promote it. <text:s/>More coming later.</text:p>
      <text:p text:style-name="P3"/>
      <text:p text:style-name="P8">Djinn: We offer the Dark Orient is moving in tomorrow, so that they meet each other in great war!</text:p>
      <text:p text:style-name="P8"/>
      <text:p text:style-name="P9">Right, so we have that. <text:s/>Let's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Entry #12</text:p>
      <text:p text:style-name="P10"/>
      <text:p text:style-name="P4">Main Room: We want intelligence gathering made on the targets now, we need them incarcerated. <text:s/>Know it right Michael Dublinsky is going to have a headache when he gets in trouble with us. <text:s/>Pursue them until you have them, we're out on this one now. <text:s/>Good job, Matt, by the way, you solved our issue with it, we pursue it darkly now.</text:p>
      <text:p text:style-name="P3"/>
      <text:p text:style-name="P5">Targets: Ok, we're outta here.</text:p>
      <text:p text:style-name="P3"/>
      <text:p text:style-name="P6">Book-keeping: Yeah, out now.</text:p>
      <text:p text:style-name="P3"/>
      <text:p text:style-name="P7">Matt: <text:span text:style-name="T1">Beware of the dawn tomorrow, for Iblis' army stands approaching the country where it is foretold Muslims would fight, this will be a poison among them to be sure, and in the wake of failed bombings at that.</text:span></text:p>
      <text:p text:style-name="P3"/>
      <text:p text:style-name="P8">Djinn: We offer our goodbye, we hope to work with you again soon.</text:p>
      <text:p text:style-name="P8"/>
      <text:p text:style-name="P9">Good stuff,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6T07:12:02.75</meta:creation-date>
    <meta:document-statistic meta:table-count="0" meta:image-count="0" meta:object-count="0" meta:page-count="13" meta:paragraph-count="98" meta:word-count="2334" meta:character-count="12880"/>
    <dc:date>2022-09-16T09:08:23.56</dc:date>
    <meta:editing-duration>PT27M46S</meta:editing-duration>
    <meta:editing-cycles>1</meta:editing-cycles>
    <meta:generator>OpenOffice/4.1.8$Win32 OpenOffice.org_project/418m3$Build-9803</meta:generator>
  </office:meta>
</office:document-meta>
</file>